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Garamond1" svg:font-family="Garamond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3" style:family="paragraph" style:parent-style-name="Standard">
      <style:paragraph-properties fo:margin-top="0in" fo:margin-bottom="0in" loext:contextual-spacing="false" fo:text-align="justify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5" style:family="paragraph" style:parent-style-name="Standard">
      <style:paragraph-properties fo:margin-top="0in" fo:margin-bottom="0in" loext:contextual-spacing="false" fo:text-align="justify" style:justify-single-word="false"/>
      <style:text-properties fo:color="#000000"/>
    </style:style>
    <style:style style:name="P6" style:family="paragraph" style:parent-style-name="Standard">
      <style:paragraph-properties fo:margin-top="0in" fo:margin-bottom="0in" loext:contextual-spacing="false" fo:text-align="justify" style:justify-single-word="false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7" style:family="paragraph" style:parent-style-name="Standard">
      <style:paragraph-properties fo:margin-top="0in" fo:margin-bottom="0in" loext:contextual-spacing="false" fo:text-align="justify" style:justify-single-word="false"/>
      <style:text-properties fo:color="#ff3333" style:text-line-through-style="none" style:text-line-through-type="none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8" style:family="paragraph" style:parent-style-name="Standard">
      <style:paragraph-properties fo:margin-top="0in" fo:margin-bottom="0in" loext:contextual-spacing="false"/>
      <style:text-properties fo:color="#ff3333"/>
    </style:style>
    <style:style style:name="P9" style:family="paragraph" style:parent-style-name="Standard">
      <style:paragraph-properties fo:margin-top="0in" fo:margin-bottom="0in" loext:contextual-spacing="false" fo:text-align="justify" style:justify-single-word="false"/>
      <style:text-properties fo:color="#ff3333"/>
    </style:style>
    <style:style style:name="P10" style:family="paragraph" style:parent-style-name="Standard" style:master-page-name="Standard">
      <style:paragraph-properties fo:margin-top="0in" fo:margin-bottom="0in" loext:contextual-spacing="false" fo:text-align="justify" style:justify-single-word="false" style:page-number="1"/>
    </style:style>
    <style:style style:name="P11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Courier New" fo:font-size="6pt" style:font-name-asian="Courier New1" style:font-size-asian="6pt" style:font-name-complex="Courier New1" style:font-size-complex="6pt"/>
    </style:style>
    <style:style style:name="P12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</style:style>
    <style:style style:name="P13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ff3333" style:font-name="Consolas" fo:font-size="10pt" style:font-name-asian="Consolas1" style:font-size-asian="10pt" style:font-name-complex="Consolas1" style:font-size-complex="10pt"/>
    </style:style>
    <style:style style:name="P14" style:family="paragraph" style:parent-style-name="Standard">
      <style:paragraph-properties fo:margin-left="0in" fo:margin-right="0in" fo:margin-top="0in" fo:margin-bottom="0in" loext:contextual-spacing="false" fo:text-align="justify" style:justify-single-word="false" fo:text-indent="0in" style:auto-text-indent="false"/>
    </style:style>
    <style:style style:name="P15" style:family="paragraph" style:parent-style-name="Standard">
      <style:paragraph-properties fo:margin-left="0in" fo:margin-right="0in" fo:margin-top="0in" fo:margin-bottom="0in" loext:contextual-spacing="false" fo:text-indent="0.5in" style:auto-text-indent="false"/>
    </style:style>
    <style:style style:name="P16" style:family="paragraph" style:parent-style-name="Standard">
      <style:paragraph-properties fo:margin-left="0in" fo:margin-right="0in" fo:margin-top="0in" fo:margin-bottom="0in" loext:contextual-spacing="false" fo:text-align="justify" style:justify-single-word="false" fo:text-indent="0.5in" style:auto-text-indent="false"/>
    </style:style>
    <style:style style:name="P17" style:family="paragraph" style:parent-style-name="Standard">
      <style:paragraph-properties fo:margin-left="0in" fo:margin-right="0in" fo:margin-top="0in" fo:margin-bottom="0in" loext:contextual-spacing="false" fo:text-align="justify" style:justify-single-word="false" fo:text-indent="0.5in" style:auto-text-indent="false"/>
      <style:text-properties fo:color="#ff3333" fo:font-size="10pt" style:font-size-asian="10pt" style:font-size-complex="10pt"/>
    </style:style>
    <style:style style:name="P18" style:family="paragraph" style:parent-style-name="Standard">
      <style:paragraph-properties fo:margin-left="0in" fo:margin-right="0in" fo:margin-top="0in" fo:margin-bottom="0in" loext:contextual-spacing="false" fo:text-align="justify" style:justify-single-word="false" fo:text-indent="0.5in" style:auto-text-indent="false"/>
      <style:text-properties fo:color="#ff3333" style:font-name="Consolas" fo:font-size="10pt" style:font-name-asian="Consolas1" style:font-size-asian="10pt" style:font-name-complex="Consolas1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3" style:family="text">
      <style:text-properties fo:color="#6666ff" style:text-line-through-style="none" style:text-line-through-type="none" fo:font-size="12pt" fo:font-style="normal" style:text-underline-style="none" fo:font-weight="normal" style:font-size-asian="12pt" style:font-style-asian="normal" style:font-weight-asian="normal" style:font-size-complex="12pt"/>
    </style:style>
    <style:style style:name="T4" style:family="text">
      <style:text-properties fo:color="#000000" style:text-line-through-style="none" style:text-line-through-type="none" fo:font-size="12pt" fo:font-style="normal" style:text-underline-style="none" fo:font-weight="normal" style:font-size-asian="12pt" style:font-style-asian="normal" style:font-weight-asian="normal" style:font-size-complex="12pt"/>
    </style:style>
    <style:style style:name="T5" style:family="text">
      <style:text-properties fo:color="#000000" style:text-line-through-style="none" style:text-line-through-type="none" fo:font-size="12pt" fo:font-style="italic" style:text-underline-style="none" fo:font-weight="normal" style:font-size-asian="12pt" style:font-style-asian="italic" style:font-weight-asian="normal" style:font-size-complex="12pt"/>
    </style:style>
    <style:style style:name="T6" style:family="text">
      <style:text-properties fo:color="#000000" style:text-line-through-style="none" style:text-line-through-type="none" style:font-name="Consolas" fo:font-size="10pt" fo:font-style="normal" style:text-underline-style="none" fo:font-weight="normal" style:font-name-asian="Consolas1" style:font-size-asian="10pt" style:font-style-asian="normal" style:font-weight-asian="normal" style:font-name-complex="Consolas1" style:font-size-complex="10pt"/>
    </style:style>
    <style:style style:name="T7" style:family="text"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8" style:family="text">
      <style:text-properties fo:color="#000000" style:font-name="Courier New" fo:font-size="6pt" style:font-name-asian="Courier New1" style:font-size-asian="6pt" style:font-name-complex="Courier New1" style:font-size-complex="6pt"/>
    </style:style>
    <style:style style:name="T9" style:family="text">
      <style:text-properties fo:color="#000000" style:font-name="Courier New" fo:font-size="6pt" fo:font-style="italic" style:font-name-asian="Courier New1" style:font-size-asian="6pt" style:font-style-asian="italic" style:font-name-complex="Courier New1" style:font-size-complex="6pt"/>
    </style:style>
    <style:style style:name="T10" style:family="text">
      <style:text-properties fo:color="#000000" style:font-name="Consolas" fo:font-size="10pt" style:font-name-asian="Consolas1" style:font-size-asian="10pt" style:font-name-complex="Consolas1" style:font-size-complex="10pt"/>
    </style:style>
    <style:style style:name="T11" style:family="text">
      <style:text-properties fo:color="#7f0055" style:text-line-through-style="none" style:text-line-through-type="none" style:font-name="Courier New" fo:font-size="6pt" fo:font-style="normal" style:text-underline-style="none" fo:font-weight="bold" style:font-name-asian="Courier New1" style:font-size-asian="6pt" style:font-style-asian="normal" style:font-weight-asian="bold" style:font-name-complex="Courier New1" style:font-size-complex="6pt"/>
    </style:style>
    <style:style style:name="T12" style:family="text">
      <style:text-properties fo:color="#7f0055" style:font-name="Courier New" fo:font-size="6pt" fo:font-weight="bold" style:font-name-asian="Courier New1" style:font-size-asian="6pt" style:font-weight-asian="bold" style:font-name-complex="Courier New1" style:font-size-complex="6pt"/>
    </style:style>
    <style:style style:name="T13" style:family="text">
      <style:text-properties fo:font-size="6pt" style:font-size-asian="6pt" style:font-size-complex="6pt"/>
    </style:style>
    <style:style style:name="T14" style:family="text">
      <style:text-properties fo:color="#6a3e3e" style:font-name="Courier New" fo:font-size="6pt" style:font-name-asian="Courier New1" style:font-size-asian="6pt" style:font-name-complex="Courier New1" style:font-size-complex="6pt"/>
    </style:style>
    <style:style style:name="T15" style:family="text">
      <style:text-properties fo:color="#0000c0" style:font-name="Courier New" fo:font-size="6pt" fo:font-style="italic" fo:font-weight="bold" style:font-name-asian="Courier New1" style:font-size-asian="6pt" style:font-style-asian="italic" style:font-weight-asian="bold" style:font-name-complex="Courier New1" style:font-size-complex="6pt"/>
    </style:style>
    <style:style style:name="T16" style:family="text">
      <style:text-properties fo:color="#0000c0" style:font-name="Courier New" fo:font-size="6pt" style:font-name-asian="Courier New1" style:font-size-asian="6pt" style:font-name-complex="Courier New1" style:font-size-complex="6pt"/>
    </style:style>
    <style:style style:name="T17" style:family="text">
      <style:text-properties fo:color="#2a00ff" style:font-name="Courier New" fo:font-size="6pt" style:font-name-asian="Courier New1" style:font-size-asian="6pt" style:font-name-complex="Courier New1" style:font-size-complex="6pt"/>
    </style:style>
    <style:style style:name="T18" style:family="text">
      <style:text-properties fo:color="#3f7f5f" style:font-name="Courier New" fo:font-size="6pt" style:font-name-asian="Courier New1" style:font-size-asian="6pt" style:font-name-complex="Courier New1" style:font-size-complex="6pt"/>
    </style:style>
    <style:style style:name="T19" style:family="text">
      <style:text-properties fo:color="#3f7f5f" style:font-name="Courier New" fo:font-size="6pt" style:text-underline-style="solid" style:text-underline-width="auto" style:text-underline-color="font-color" style:font-name-asian="Courier New1" style:font-size-asian="6pt" style:font-name-complex="Courier New1" style:font-size-complex="6pt"/>
    </style:style>
    <style:style style:name="T20" style:family="text">
      <style:text-properties fo:color="#ff3333" style:text-line-through-style="none" style:text-line-through-type="none" fo:font-size="12pt" fo:font-style="normal" style:text-underline-style="none" fo:font-weight="normal" style:font-size-asian="12pt" style:font-style-asian="normal" style:font-weight-asian="normal" style:font-size-complex="12pt"/>
    </style:style>
    <style:style style:name="T21" style:family="text">
      <style:text-properties fo:color="#ff3333" style:text-line-through-style="none" style:text-line-through-type="none" style:font-name="Consolas" fo:font-size="10pt" fo:font-style="normal" style:text-underline-style="none" fo:font-weight="normal" style:font-name-asian="Consolas1" style:font-size-asian="10pt" style:font-style-asian="normal" style:font-weight-asian="normal" style:font-name-complex="Consolas1" style:font-size-complex="10pt"/>
    </style:style>
    <style:style style:name="T22" style:family="text">
      <style:text-properties fo:color="#ff3333" style:text-line-through-style="none" style:text-line-through-type="none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23" style:family="text">
      <style:text-properties fo:color="#ff3333" style:font-name="Consolas" fo:font-size="10pt" style:font-name-asian="Consolas1" style:font-size-asian="10pt" style:font-name-complex="Consolas1" style:font-size-complex="10pt"/>
    </style:style>
    <style:style style:name="T24" style:family="text">
      <style:text-properties fo:color="#ff3333" style:font-name="Consolas" fo:font-size="10pt" fo:font-weight="bold" style:font-name-asian="Consolas1" style:font-size-asian="10pt" style:font-weight-asian="bold" style:font-name-complex="Consolas1" style:font-size-complex="10pt"/>
    </style:style>
    <style:style style:name="T25" style:family="text">
      <style:text-properties fo:color="#ff3333"/>
    </style:style>
    <style:style style:name="T26" style:family="text">
      <style:text-properties fo:color="#ff3333" fo:font-size="10pt" style:font-size-asian="10pt" style:font-size-complex="10pt"/>
    </style:style>
    <style:style style:name="T27" style:family="text">
      <style:text-properties fo:color="#ff0000" style:font-name="Courier New" fo:font-style="italic" style:font-name-asian="Courier New1" style:font-style-asian="italic" style:font-name-complex="Courier New1" fo:background-color="#ffffff"/>
    </style:style>
    <style:style style:name="T28" style:family="text">
      <style:text-properties fo:color="#ff0000" style:font-name="Courier New" fo:font-weight="bold" style:font-name-asian="Courier New1" style:font-weight-asian="bold" style:font-name-complex="Courier New1" fo:background-color="#ffffff"/>
    </style:style>
    <style:style style:name="T29" style:family="text">
      <style:text-properties fo:color="#ff0000" style:font-name="Courier New" style:font-name-asian="Courier New1" style:font-name-complex="Courier New1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N584 – Projeto e Análise de Algoritmos</text:span></text:p>
      <text:p text:style-name="P2"><text:span text:style-name="T1">Prof. Napoleão Nepomuceno</text:span></text:p>
      <text:p text:style-name="P3"/>
      <text:p text:style-name="P4"><text:span text:style-name="T1">Atividade Computacional VIII</text:span></text:p>
      <text:p text:style-name="P5"/>
      <text:p text:style-name="P2"><text:span text:style-name="T3">Exercício 1</text:span></text:p>
      <text:p text:style-name="P6"/>
      <text:p text:style-name="P2"><text:span text:style-name="T3">Passo 1:</text:span><text:span text:style-name="T4"> Implementar o seguinte código em Java ou equivalente em outra linguagem de programação.</text:span></text:p>
      <text:p text:style-name="P6"/>
      <text:p text:style-name="P2"><text:span text:style-name="T11">import</text:span><text:span text:style-name="T8"> java.util.Random;</text:span></text:p>
      <text:p text:style-name="P11"/>
      <text:p text:style-name="P12"><text:span text:style-name="T12">public</text:span><text:span text:style-name="T8"> </text:span><text:span text:style-name="T12">class</text:span><text:span text:style-name="T8"> HeapSort {</text:span></text:p>
      <text:p text:style-name="P12"><text:span text:style-name="T8"><text:tab/></text:span><text:span text:style-name="T12">public</text:span><text:span text:style-name="T8"> </text:span><text:span text:style-name="T12">static</text:span><text:span text:style-name="T8"> </text:span><text:span text:style-name="T12">void</text:span><text:span text:style-name="T8"> main(String[] </text:span><text:span text:style-name="T14">args</text:span><text:span text:style-name="T8">) {</text:span></text:p>
      <text:p text:style-name="P12"><text:span text:style-name="T8"><text:tab/><text:tab/></text:span><text:span text:style-name="T12">int</text:span><text:span text:style-name="T8">[] </text:span><text:span text:style-name="T14">A</text:span><text:span text:style-name="T8"> = {86, 78, 36, 61, 67, 34, 58, 42, 35, 59, 62, 28, 60, 37, 12};</text:span></text:p>
      <text:p text:style-name="P12"><text:span text:style-name="T8"><text:tab/><text:tab/>System.</text:span><text:span text:style-name="T15">out</text:span><text:span text:style-name="T8">.println(</text:span><text:span text:style-name="T17">"Vetor A:"</text:span><text:span text:style-name="T8">);</text:span></text:p>
      <text:p text:style-name="P12"><text:span text:style-name="T8"><text:tab/><text:tab/></text:span><text:span text:style-name="T9">imprimeVetor</text:span><text:span text:style-name="T8">(</text:span><text:span text:style-name="T14">A</text:span><text:span text:style-name="T8">);</text:span></text:p>
      <text:p text:style-name="P12"><text:span text:style-name="T8"><text:tab/><text:tab/></text:span><text:span text:style-name="T9">imprimeHeap</text:span><text:span text:style-name="T8">(</text:span><text:span text:style-name="T14">A</text:span><text:span text:style-name="T8">);</text:span></text:p>
      <text:p text:style-name="P12"><text:span text:style-name="T8"><text:tab/><text:tab/></text:span><text:span text:style-name="T18">//</text:span><text:span text:style-name="T19">int</text:span><text:span text:style-name="T18">[] B = criaVetorAleatorio(15);</text:span></text:p>
      <text:p text:style-name="P12"><text:span text:style-name="T8"><text:tab/><text:tab/></text:span><text:span text:style-name="T18">//System.out.println("------------------------------------------------------------------------------------------");</text:span></text:p>
      <text:p text:style-name="P12"><text:span text:style-name="T8"><text:tab/><text:tab/></text:span><text:span text:style-name="T18">//System.out.println("</text:span><text:span text:style-name="T19">Vetor</text:span><text:span text:style-name="T18"> B:");</text:span></text:p>
      <text:p text:style-name="P12"><text:soft-page-break/><text:span text:style-name="T8"><text:tab/><text:tab/></text:span><text:span text:style-name="T18">//imprimeVetor(B);</text:span></text:p>
      <text:p text:style-name="P12"><text:span text:style-name="T8"><text:tab/><text:tab/></text:span><text:span text:style-name="T18">//imprimeHeap(B);</text:span></text:p>
      <text:p text:style-name="P12"><text:span text:style-name="T8"><text:tab/>}</text:span></text:p>
      <text:p text:style-name="P12"><text:span text:style-name="T8"><text:tab/></text:span></text:p>
      <text:p text:style-name="P12"><text:span text:style-name="T8"><text:tab/></text:span><text:span text:style-name="T12">static</text:span><text:span text:style-name="T8"> </text:span><text:span text:style-name="T12">int</text:span><text:span text:style-name="T8"> left (</text:span><text:span text:style-name="T12">int</text:span><text:span text:style-name="T8"> </text:span><text:span text:style-name="T14">i</text:span><text:span text:style-name="T8">) {</text:span></text:p>
      <text:p text:style-name="P12"><text:span text:style-name="T8"><text:tab/><text:tab/></text:span><text:span text:style-name="T18">// to do</text:span></text:p>
      <text:p text:style-name="P12"><text:span text:style-name="T8"><text:tab/>}</text:span></text:p>
      <text:p text:style-name="P11"/>
      <text:p text:style-name="P12"><text:span text:style-name="T8"><text:tab/></text:span><text:span text:style-name="T12">static</text:span><text:span text:style-name="T8"> </text:span><text:span text:style-name="T12">int</text:span><text:span text:style-name="T8"> right (</text:span><text:span text:style-name="T12">int</text:span><text:span text:style-name="T8"> </text:span><text:span text:style-name="T14">i</text:span><text:span text:style-name="T8">) {</text:span></text:p>
      <text:p text:style-name="P12"><text:span text:style-name="T8"><text:tab/><text:tab/></text:span><text:span text:style-name="T18">// to do</text:span></text:p>
      <text:p text:style-name="P12"><text:span text:style-name="T8"><text:tab/>}</text:span></text:p>
      <text:p text:style-name="P11"/>
      <text:p text:style-name="P12"><text:span text:style-name="T8"><text:tab/></text:span><text:span text:style-name="T12">static</text:span><text:span text:style-name="T8"> </text:span><text:span text:style-name="T12">void</text:span><text:span text:style-name="T8"> maxheapfy (</text:span><text:span text:style-name="T12">int</text:span><text:span text:style-name="T8">[] </text:span><text:span text:style-name="T14">V</text:span><text:span text:style-name="T8">, </text:span><text:span text:style-name="T12">int</text:span><text:span text:style-name="T8"> </text:span><text:span text:style-name="T14">i</text:span><text:span text:style-name="T8">) {</text:span></text:p>
      <text:p text:style-name="P12"><text:span text:style-name="T8"><text:tab/><text:tab/></text:span><text:span text:style-name="T12">int</text:span><text:span text:style-name="T8"> </text:span><text:span text:style-name="T14">l</text:span><text:span text:style-name="T8"> = </text:span><text:span text:style-name="T9">left</text:span><text:span text:style-name="T8">(</text:span><text:span text:style-name="T14">i</text:span><text:span text:style-name="T8">);</text:span></text:p>
      <text:p text:style-name="P12"><text:span text:style-name="T8"><text:tab/><text:tab/></text:span><text:span text:style-name="T12">int</text:span><text:span text:style-name="T8"> </text:span><text:span text:style-name="T14">r</text:span><text:span text:style-name="T8"> = </text:span><text:span text:style-name="T9">right</text:span><text:span text:style-name="T8">(</text:span><text:span text:style-name="T14">i</text:span><text:span text:style-name="T8">);</text:span></text:p>
      <text:p text:style-name="P12"><text:span text:style-name="T8"><text:tab/><text:tab/></text:span><text:span text:style-name="T12">int</text:span><text:span text:style-name="T8"> </text:span><text:span text:style-name="T14">m</text:span><text:span text:style-name="T8"> = </text:span><text:span text:style-name="T14">i</text:span><text:span text:style-name="T8">;</text:span></text:p>
      <text:p text:style-name="P12"><text:span text:style-name="T8"><text:tab/><text:tab/></text:span><text:span text:style-name="T12">if</text:span><text:span text:style-name="T8"> (</text:span><text:span text:style-name="T14">l</text:span><text:span text:style-name="T8"> &lt; </text:span><text:span text:style-name="T14">V</text:span><text:span text:style-name="T8">.</text:span><text:span text:style-name="T16">length</text:span><text:span text:style-name="T8"> &amp;&amp; </text:span><text:span text:style-name="T14">V</text:span><text:span text:style-name="T8">[</text:span><text:span text:style-name="T14">l</text:span><text:span text:style-name="T8">] &gt; </text:span><text:span text:style-name="T14">V</text:span><text:span text:style-name="T8">[</text:span><text:span text:style-name="T14">i</text:span><text:span text:style-name="T8">]) {</text:span></text:p>
      <text:p text:style-name="P12"><text:span text:style-name="T8"><text:tab/><text:tab/><text:tab/></text:span><text:span text:style-name="T14">m</text:span><text:span text:style-name="T8"> = </text:span><text:span text:style-name="T14">l</text:span><text:span text:style-name="T8">;</text:span></text:p>
      <text:p text:style-name="P12"><text:span text:style-name="T8"><text:tab/><text:tab/>}</text:span></text:p>
      <text:p text:style-name="P12"><text:span text:style-name="T8"><text:tab/><text:tab/></text:span><text:span text:style-name="T12">if</text:span><text:span text:style-name="T8"> (</text:span><text:span text:style-name="T14">r</text:span><text:span text:style-name="T8"> &lt; </text:span><text:span text:style-name="T14">V</text:span><text:span text:style-name="T8">.</text:span><text:span text:style-name="T16">length</text:span><text:span text:style-name="T8"> &amp;&amp; </text:span><text:span text:style-name="T14">V</text:span><text:span text:style-name="T8">[</text:span><text:span text:style-name="T14">r</text:span><text:span text:style-name="T8">] &gt; </text:span><text:span text:style-name="T14">V</text:span><text:span text:style-name="T8">[</text:span><text:span text:style-name="T14">m</text:span><text:span text:style-name="T8">]) {</text:span></text:p>
      <text:p text:style-name="P12"><text:span text:style-name="T8"><text:tab/><text:tab/><text:tab/></text:span><text:span text:style-name="T14">m</text:span><text:span text:style-name="T8"> = </text:span><text:span text:style-name="T14">r</text:span><text:span text:style-name="T8">;</text:span></text:p>
      <text:p text:style-name="P12"><text:soft-page-break/><text:span text:style-name="T8"><text:tab/><text:tab/>}</text:span></text:p>
      <text:p text:style-name="P12"><text:span text:style-name="T8"><text:tab/><text:tab/></text:span><text:span text:style-name="T12">if</text:span><text:span text:style-name="T8"> (</text:span><text:span text:style-name="T14">m</text:span><text:span text:style-name="T8"> != </text:span><text:span text:style-name="T14">i</text:span><text:span text:style-name="T8">) {</text:span></text:p>
      <text:p text:style-name="P12"><text:span text:style-name="T8"><text:tab/><text:tab/><text:tab/></text:span><text:span text:style-name="T12">int</text:span><text:span text:style-name="T8"> </text:span><text:span text:style-name="T14">aux</text:span><text:span text:style-name="T8"> = </text:span><text:span text:style-name="T14">V</text:span><text:span text:style-name="T8">[</text:span><text:span text:style-name="T14">m</text:span><text:span text:style-name="T8">];</text:span></text:p>
      <text:p text:style-name="P12"><text:span text:style-name="T8"><text:tab/><text:tab/><text:tab/></text:span><text:span text:style-name="T14">V</text:span><text:span text:style-name="T8">[</text:span><text:span text:style-name="T14">m</text:span><text:span text:style-name="T8">] = </text:span><text:span text:style-name="T14">V</text:span><text:span text:style-name="T8">[</text:span><text:span text:style-name="T14">i</text:span><text:span text:style-name="T8">];</text:span></text:p>
      <text:p text:style-name="P12"><text:span text:style-name="T8"><text:tab/><text:tab/><text:tab/></text:span><text:span text:style-name="T14">V</text:span><text:span text:style-name="T8">[</text:span><text:span text:style-name="T14">i</text:span><text:span text:style-name="T8">] = </text:span><text:span text:style-name="T14">aux</text:span><text:span text:style-name="T8">;</text:span></text:p>
      <text:p text:style-name="P12"><text:span text:style-name="T8"><text:tab/><text:tab/><text:tab/></text:span><text:span text:style-name="T9">maxheapfy</text:span><text:span text:style-name="T8">(</text:span><text:span text:style-name="T14">V</text:span><text:span text:style-name="T8">, </text:span><text:span text:style-name="T14">m</text:span><text:span text:style-name="T8">);</text:span></text:p>
      <text:p text:style-name="P12"><text:span text:style-name="T8"><text:tab/><text:tab/>}</text:span></text:p>
      <text:p text:style-name="P12"><text:span text:style-name="T8"><text:tab/>}</text:span></text:p>
      <text:p text:style-name="P11"/>
      <text:p text:style-name="P12"><text:span text:style-name="T8"><text:tab/></text:span><text:span text:style-name="T12">static</text:span><text:span text:style-name="T8"> </text:span><text:span text:style-name="T12">void</text:span><text:span text:style-name="T8"> buildmaxheap (</text:span><text:span text:style-name="T12">int</text:span><text:span text:style-name="T8">[] </text:span><text:span text:style-name="T14">V</text:span><text:span text:style-name="T8">) {</text:span></text:p>
      <text:p text:style-name="P12"><text:span text:style-name="T8"><text:tab/><text:tab/></text:span><text:span text:style-name="T18">// to do</text:span></text:p>
      <text:p text:style-name="P12"><text:span text:style-name="T8"><text:tab/>}</text:span></text:p>
      <text:p text:style-name="P11"/>
      <text:p text:style-name="P12"><text:span text:style-name="T8"><text:tab/></text:span><text:span text:style-name="T12">static</text:span><text:span text:style-name="T8"> </text:span><text:span text:style-name="T12">int</text:span><text:span text:style-name="T8">[] criaVetorAleatorio (</text:span><text:span text:style-name="T12">int</text:span><text:span text:style-name="T8"> </text:span><text:span text:style-name="T14">n</text:span><text:span text:style-name="T8">) {</text:span></text:p>
      <text:p text:style-name="P12"><text:span text:style-name="T8"><text:tab/><text:tab/>Random </text:span><text:span text:style-name="T14">randomGenerator</text:span><text:span text:style-name="T8"> = </text:span><text:span text:style-name="T12">new</text:span><text:span text:style-name="T8"> Random();</text:span></text:p>
      <text:p text:style-name="P12"><text:span text:style-name="T8"><text:tab/><text:tab/></text:span><text:span text:style-name="T12">int</text:span><text:span text:style-name="T8">[] </text:span><text:span text:style-name="T14">A</text:span><text:span text:style-name="T8"> = </text:span><text:span text:style-name="T12">new</text:span><text:span text:style-name="T8"> </text:span><text:span text:style-name="T12">int</text:span><text:span text:style-name="T8">[</text:span><text:span text:style-name="T14">n</text:span><text:span text:style-name="T8">];</text:span></text:p>
      <text:p text:style-name="P12"><text:span text:style-name="T8"><text:tab/><text:tab/></text:span><text:span text:style-name="T12">for</text:span><text:span text:style-name="T8"> (</text:span><text:span text:style-name="T12">int</text:span><text:span text:style-name="T8"> </text:span><text:span text:style-name="T14">i</text:span><text:span text:style-name="T8"> = 0; </text:span><text:span text:style-name="T14">i</text:span><text:span text:style-name="T8"> &lt; </text:span><text:span text:style-name="T14">n</text:span><text:span text:style-name="T8">; </text:span><text:span text:style-name="T14">i</text:span><text:span text:style-name="T8">++) {</text:span></text:p>
      <text:p text:style-name="P12"><text:span text:style-name="T8"><text:tab/><text:tab/><text:tab/></text:span><text:span text:style-name="T14">A</text:span><text:span text:style-name="T8">[</text:span><text:span text:style-name="T14">i</text:span><text:span text:style-name="T8">] = </text:span><text:span text:style-name="T14">randomGenerator</text:span><text:span text:style-name="T8">.nextInt(10 * </text:span><text:span text:style-name="T14">n</text:span><text:span text:style-name="T8">);</text:span></text:p>
      <text:p text:style-name="P12"><text:span text:style-name="T8"><text:tab/><text:tab/>}</text:span></text:p>
      <text:p text:style-name="P12"><text:span text:style-name="T8"><text:tab/><text:tab/></text:span><text:span text:style-name="T12">return</text:span><text:span text:style-name="T8"> </text:span><text:span text:style-name="T14">A</text:span><text:span text:style-name="T8">;</text:span></text:p>
      <text:p text:style-name="P12"><text:span text:style-name="T8"><text:tab/>}</text:span></text:p>
      <text:p text:style-name="P11"><text:soft-page-break/></text:p>
      <text:p text:style-name="P12"><text:span text:style-name="T8"><text:tab/></text:span><text:span text:style-name="T12">static</text:span><text:span text:style-name="T8"> </text:span><text:span text:style-name="T12">void</text:span><text:span text:style-name="T8"> imprimeVetor (</text:span><text:span text:style-name="T12">int</text:span><text:span text:style-name="T8">[] </text:span><text:span text:style-name="T14">A</text:span><text:span text:style-name="T8">) {</text:span></text:p>
      <text:p text:style-name="P12"><text:span text:style-name="T8"><text:tab/><text:tab/></text:span><text:span text:style-name="T12">for</text:span><text:span text:style-name="T8"> (</text:span><text:span text:style-name="T12">int</text:span><text:span text:style-name="T8"> </text:span><text:span text:style-name="T14">i</text:span><text:span text:style-name="T8"> = 0; </text:span><text:span text:style-name="T14">i</text:span><text:span text:style-name="T8"> &lt; </text:span><text:span text:style-name="T14">A</text:span><text:span text:style-name="T8">.</text:span><text:span text:style-name="T16">length</text:span><text:span text:style-name="T8">; </text:span><text:span text:style-name="T14">i</text:span><text:span text:style-name="T8">++) {</text:span></text:p>
      <text:p text:style-name="P12"><text:span text:style-name="T8"><text:tab/><text:tab/><text:tab/>System.</text:span><text:span text:style-name="T15">out</text:span><text:span text:style-name="T8">.printf(</text:span><text:span text:style-name="T17">"%6d"</text:span><text:span text:style-name="T8">, </text:span><text:span text:style-name="T14">A</text:span><text:span text:style-name="T8">[</text:span><text:span text:style-name="T14">i</text:span><text:span text:style-name="T8">]);</text:span></text:p>
      <text:p text:style-name="P12"><text:span text:style-name="T8"><text:tab/><text:tab/>}</text:span></text:p>
      <text:p text:style-name="P12"><text:span text:style-name="T8"><text:tab/><text:tab/>System.</text:span><text:span text:style-name="T15">out</text:span><text:span text:style-name="T8">.print(</text:span><text:span text:style-name="T17">"\n\n\n"</text:span><text:span text:style-name="T8">);</text:span></text:p>
      <text:p text:style-name="P12"><text:span text:style-name="T8"><text:tab/>}</text:span></text:p>
      <text:p text:style-name="P12"><text:span text:style-name="T8"><text:tab/></text:span></text:p>
      <text:p text:style-name="P12"><text:span text:style-name="T8"><text:tab/></text:span><text:span text:style-name="T12">static</text:span><text:span text:style-name="T8"> </text:span><text:span text:style-name="T12">void</text:span><text:span text:style-name="T8"> imprimeHeap (</text:span><text:span text:style-name="T12">int</text:span><text:span text:style-name="T8">[] </text:span><text:span text:style-name="T14">A</text:span><text:span text:style-name="T8">) {</text:span></text:p>
      <text:p text:style-name="P12"><text:span text:style-name="T8"><text:tab/><text:tab/></text:span><text:span text:style-name="T12">int</text:span><text:span text:style-name="T8"> </text:span><text:span text:style-name="T14">h</text:span><text:span text:style-name="T8"> = (</text:span><text:span text:style-name="T12">int</text:span><text:span text:style-name="T8">) (Math.</text:span><text:span text:style-name="T9">log</text:span><text:span text:style-name="T8">(</text:span><text:span text:style-name="T14">A</text:span><text:span text:style-name="T8">.</text:span><text:span text:style-name="T16">length</text:span><text:span text:style-name="T8">) / Math.</text:span><text:span text:style-name="T9">log</text:span><text:span text:style-name="T8">(2));</text:span></text:p>
      <text:p text:style-name="P12"><text:span text:style-name="T8"><text:tab/><text:tab/></text:span><text:span text:style-name="T12">int</text:span><text:span text:style-name="T8"> </text:span><text:span text:style-name="T14">espacos</text:span><text:span text:style-name="T8"> = </text:span><text:span text:style-name="T9">calculaEspacos</text:span><text:span text:style-name="T8">(</text:span><text:span text:style-name="T14">h</text:span><text:span text:style-name="T8">);</text:span></text:p>
      <text:p text:style-name="P12"><text:span text:style-name="T8"><text:tab/><text:tab/></text:span><text:span text:style-name="T12">for</text:span><text:span text:style-name="T8"> (</text:span><text:span text:style-name="T12">int</text:span><text:span text:style-name="T8"> </text:span><text:span text:style-name="T14">i</text:span><text:span text:style-name="T8"> = 0; </text:span><text:span text:style-name="T14">i</text:span><text:span text:style-name="T8"> &lt;= </text:span><text:span text:style-name="T14">h</text:span><text:span text:style-name="T8">; </text:span><text:span text:style-name="T14">i</text:span><text:span text:style-name="T8">++) {</text:span></text:p>
      <text:p text:style-name="P12"><text:span text:style-name="T8"><text:tab/><text:tab/><text:tab/></text:span><text:span text:style-name="T12">for</text:span><text:span text:style-name="T8"> (</text:span><text:span text:style-name="T12">int</text:span><text:span text:style-name="T8"> </text:span><text:span text:style-name="T14">j</text:span><text:span text:style-name="T8"> = 1; </text:span><text:span text:style-name="T14">j</text:span><text:span text:style-name="T8"> &lt;= Math.</text:span><text:span text:style-name="T9">pow</text:span><text:span text:style-name="T8">(2, </text:span><text:span text:style-name="T14">i</text:span><text:span text:style-name="T8">); </text:span><text:span text:style-name="T14">j</text:span><text:span text:style-name="T8">++) {</text:span></text:p>
      <text:p text:style-name="P12"><text:span text:style-name="T8"><text:tab/><text:tab/><text:tab/><text:tab/></text:span><text:span text:style-name="T12">if</text:span><text:span text:style-name="T8"> ((</text:span><text:span text:style-name="T12">int</text:span><text:span text:style-name="T8">) (Math.</text:span><text:span text:style-name="T9">pow</text:span><text:span text:style-name="T8">(2, </text:span><text:span text:style-name="T14">i</text:span><text:span text:style-name="T8">)) - 1 + (</text:span><text:span text:style-name="T14">j</text:span><text:span text:style-name="T8">-1) &gt;= </text:span><text:span text:style-name="T14">A</text:span><text:span text:style-name="T8">.</text:span><text:span text:style-name="T16">length</text:span><text:span text:style-name="T8">) </text:span><text:span text:style-name="T12">break</text:span><text:span text:style-name="T8">;</text:span></text:p>
      <text:p text:style-name="P12"><text:span text:style-name="T8"><text:tab/><text:tab/><text:tab/><text:tab/></text:span><text:span text:style-name="T9">imprimeEspacos</text:span><text:span text:style-name="T8">(</text:span><text:span text:style-name="T14">espacos</text:span><text:span text:style-name="T8">);</text:span></text:p>
      <text:p text:style-name="P12"><text:span text:style-name="T8"><text:tab/><text:tab/><text:tab/><text:tab/>System.</text:span><text:span text:style-name="T15">out</text:span><text:span text:style-name="T8">.printf(</text:span><text:span text:style-name="T17">"%3d"</text:span><text:span text:style-name="T8">, </text:span><text:span text:style-name="T14">A</text:span><text:span text:style-name="T8">[(</text:span><text:span text:style-name="T12">int</text:span><text:span text:style-name="T8">) (Math.</text:span><text:span text:style-name="T9">pow</text:span><text:span text:style-name="T8">(2, </text:span><text:span text:style-name="T14">i</text:span><text:span text:style-name="T8">)) - 1 + (</text:span><text:span text:style-name="T14">j</text:span><text:span text:style-name="T8">-1)]);</text:span></text:p>
      <text:p text:style-name="P12"><text:span text:style-name="T8"><text:tab/><text:tab/><text:tab/><text:tab/></text:span><text:span text:style-name="T9">imprimeEspacos</text:span><text:span text:style-name="T8">(</text:span><text:span text:style-name="T14">espacos</text:span><text:span text:style-name="T8">);</text:span></text:p>
      <text:p text:style-name="P12"><text:span text:style-name="T8"><text:tab/><text:tab/><text:tab/><text:tab/></text:span><text:span text:style-name="T12">if</text:span><text:span text:style-name="T8"> (</text:span><text:span text:style-name="T14">j</text:span><text:span text:style-name="T8"> &lt; Math.</text:span><text:span text:style-name="T9">pow</text:span><text:span text:style-name="T8">(2, </text:span><text:span text:style-name="T14">i</text:span><text:span text:style-name="T8">)) {</text:span></text:p>
      <text:p text:style-name="P12"><text:span text:style-name="T8"><text:tab/><text:tab/><text:tab/><text:tab/><text:tab/>System.</text:span><text:span text:style-name="T15">out</text:span><text:span text:style-name="T8">.printf(</text:span><text:span text:style-name="T17">"%3s"</text:span><text:span text:style-name="T8">, </text:span><text:span text:style-name="T17">""</text:span><text:span text:style-name="T8">);</text:span></text:p>
      <text:p text:style-name="P12"><text:span text:style-name="T8"><text:tab/><text:tab/><text:tab/><text:tab/>}</text:span></text:p>
      <text:p text:style-name="P12"><text:span text:style-name="T8"><text:tab/><text:tab/><text:tab/>}</text:span></text:p>
      <text:p text:style-name="P12"><text:soft-page-break/><text:span text:style-name="T8"><text:tab/><text:tab/><text:tab/></text:span><text:span text:style-name="T14">espacos</text:span><text:span text:style-name="T8"> = (</text:span><text:span text:style-name="T14">espacos</text:span><text:span text:style-name="T8"> - 3) / 2;</text:span></text:p>
      <text:p text:style-name="P12"><text:span text:style-name="T8"><text:tab/><text:tab/><text:tab/>System.</text:span><text:span text:style-name="T15">out</text:span><text:span text:style-name="T8">.println();</text:span></text:p>
      <text:p text:style-name="P12"><text:span text:style-name="T8"><text:tab/><text:tab/>}</text:span></text:p>
      <text:p text:style-name="P12"><text:span text:style-name="T8"><text:tab/>}</text:span></text:p>
      <text:p text:style-name="P12"><text:span text:style-name="T8"><text:tab/></text:span></text:p>
      <text:p text:style-name="P12"><text:span text:style-name="T8"><text:tab/></text:span><text:span text:style-name="T12">static</text:span><text:span text:style-name="T8"> </text:span><text:span text:style-name="T12">int</text:span><text:span text:style-name="T8"> calculaEspacos (</text:span><text:span text:style-name="T12">int</text:span><text:span text:style-name="T8"> </text:span><text:span text:style-name="T14">h</text:span><text:span text:style-name="T8">) {</text:span></text:p>
      <text:p text:style-name="P12"><text:span text:style-name="T8"><text:tab/><text:tab/></text:span><text:span text:style-name="T12">int</text:span><text:span text:style-name="T8"> </text:span><text:span text:style-name="T14">espacos</text:span><text:span text:style-name="T8"> = 3;</text:span></text:p>
      <text:p text:style-name="P12"><text:span text:style-name="T8"><text:tab/><text:tab/></text:span><text:span text:style-name="T12">for</text:span><text:span text:style-name="T8"> (</text:span><text:span text:style-name="T12">int</text:span><text:span text:style-name="T8"> </text:span><text:span text:style-name="T14">i</text:span><text:span text:style-name="T8"> = 1; </text:span><text:span text:style-name="T14">i</text:span><text:span text:style-name="T8"> &lt;= </text:span><text:span text:style-name="T14">h</text:span><text:span text:style-name="T8">; </text:span><text:span text:style-name="T14">i</text:span><text:span text:style-name="T8">++) {</text:span></text:p>
      <text:p text:style-name="P12"><text:span text:style-name="T8"><text:tab/><text:tab/><text:tab/></text:span><text:span text:style-name="T14">espacos</text:span><text:span text:style-name="T8"> = 2 * </text:span><text:span text:style-name="T14">espacos</text:span><text:span text:style-name="T8"> + 3;</text:span></text:p>
      <text:p text:style-name="P12"><text:span text:style-name="T8"><text:tab/><text:tab/>}</text:span></text:p>
      <text:p text:style-name="P12"><text:span text:style-name="T8"><text:tab/><text:tab/></text:span><text:span text:style-name="T12">return</text:span><text:span text:style-name="T8"> </text:span><text:span text:style-name="T14">espacos</text:span><text:span text:style-name="T8">;</text:span></text:p>
      <text:p text:style-name="P12"><text:span text:style-name="T8"><text:tab/>}</text:span></text:p>
      <text:p text:style-name="P12"><text:span text:style-name="T8"><text:tab/></text:span></text:p>
      <text:p text:style-name="P12"><text:span text:style-name="T8"><text:tab/></text:span><text:span text:style-name="T12">static</text:span><text:span text:style-name="T8"> </text:span><text:span text:style-name="T12">void</text:span><text:span text:style-name="T8"> imprimeEspacos (</text:span><text:span text:style-name="T12">int</text:span><text:span text:style-name="T8"> </text:span><text:span text:style-name="T14">n</text:span><text:span text:style-name="T8">) {</text:span></text:p>
      <text:p text:style-name="P12"><text:span text:style-name="T8"><text:tab/><text:tab/></text:span><text:span text:style-name="T12">for</text:span><text:span text:style-name="T8"> (</text:span><text:span text:style-name="T12">int</text:span><text:span text:style-name="T8"> </text:span><text:span text:style-name="T14">i</text:span><text:span text:style-name="T8"> = 1; </text:span><text:span text:style-name="T14">i</text:span><text:span text:style-name="T8"> &lt;= </text:span><text:span text:style-name="T14">n</text:span><text:span text:style-name="T8">; </text:span><text:span text:style-name="T14">i</text:span><text:span text:style-name="T8">++) {</text:span></text:p>
      <text:p text:style-name="P12"><text:span text:style-name="T8"><text:tab/><text:tab/><text:tab/>System.</text:span><text:span text:style-name="T15">out</text:span><text:span text:style-name="T8">.print(</text:span><text:span text:style-name="T17">" "</text:span><text:span text:style-name="T8">);</text:span></text:p>
      <text:p text:style-name="P12"><text:span text:style-name="T8"><text:tab/><text:tab/>}</text:span></text:p>
      <text:p text:style-name="P12"><text:span text:style-name="T8"><text:tab/>}</text:span></text:p>
      <text:p text:style-name="P12"><text:span text:style-name="T8"><text:tab/></text:span></text:p>
      <text:p text:style-name="P12"><text:span text:style-name="T8">}</text:span></text:p>
      <text:p text:style-name="P6"/>
      <text:p text:style-name="P2"><text:soft-page-break/><text:span text:style-name="T3">Passo 2:</text:span><text:span text:style-name="T4"> Execute o código e escreva a saída do programa aqui.</text:span></text:p>
      <text:p text:style-name="P2"><text:span text:style-name="T20"><text:tab/>R: </text:span></text:p>
      <text:p text:style-name="P2"><text:span text:style-name="T21">Vetor A:</text:span></text:p>
      <text:p text:style-name="P12"><text:span text:style-name="T23"><text:s text:c="4"/>86 <text:s text:c="3"/>78 <text:s text:c="3"/>36 <text:s text:c="3"/>61 <text:s text:c="3"/>67 <text:s text:c="3"/>34 <text:s text:c="3"/>58 <text:s text:c="3"/>42 <text:s text:c="3"/>35 <text:s text:c="3"/>59 <text:s text:c="3"/>62 <text:s text:c="3"/>28 <text:s text:c="3"/>60 <text:s text:c="3"/>37 <text:s text:c="3"/>12</text:span></text:p>
      <text:p text:style-name="P13"/>
      <text:p text:style-name="P13"/>
      <text:p text:style-name="P12"><text:span text:style-name="T23"><text:s text:c="46"/>86 <text:s text:c="44"/></text:span></text:p>
      <text:p text:style-name="P12"><text:span text:style-name="T23"><text:s text:c="22"/>78 <text:s text:c="45"/>36 <text:s text:c="20"/></text:span></text:p>
      <text:p text:style-name="P12"><text:span text:style-name="T23"><text:s text:c="10"/>61 <text:s text:c="21"/>67 <text:s text:c="21"/>34 <text:s text:c="21"/>58 <text:s text:c="8"/></text:span></text:p>
      <text:p text:style-name="P12"><text:span text:style-name="T23"><text:s text:c="4"/>42 <text:s text:c="9"/>35 <text:s text:c="9"/>59 <text:s text:c="9"/>62 <text:s text:c="9"/>28 <text:s text:c="9"/>60 <text:s text:c="9"/>37 <text:s text:c="9"/>12 <text:s text:c="2"/></text:span></text:p>
      <text:p text:style-name="P7"/>
      <text:p text:style-name="P6"/>
      <text:p text:style-name="P2"><text:span text:style-name="T3">Passo 3:</text:span><text:span text:style-name="T4"> O vetor </text:span><text:span text:style-name="T5">A</text:span><text:span text:style-name="T4"> é um </text:span><text:span text:style-name="T5">heap</text:span><text:span text:style-name="T4"> máximo? Justifique sua resposta.</text:span></text:p>
      <text:p text:style-name="P2"><text:span text:style-name="T20"><text:tab/>R: Não, pois o valor do filho a direita do Nó 3 é maior do que o valor do nó 3.</text:span></text:p>
      <text:p text:style-name="P2"><text:span text:style-name="T20">MaxHeap: A[parent(i)] &gt;= A[i]</text:span></text:p>
      <text:p text:style-name="P6"/>
      <text:p text:style-name="P2"><text:span text:style-name="T3">Passo 4:</text:span><text:span text:style-name="T4"> Implemente as funções </text:span><text:span text:style-name="T5">left</text:span><text:span text:style-name="T4"> e </text:span><text:span text:style-name="T5">right</text:span><text:span text:style-name="T4"> que retornam, respectivamente, o índice do filho da esquerda e o índice do filho da direita </text:span>dê<text:span text:style-name="T4"> um nó de índice </text:span><text:span text:style-name="T5">i</text:span><text:span text:style-name="T4">. Imprima os elementos </text:span><text:span text:style-name="T5">A</text:span><text:span text:style-name="T4">[</text:span><text:span text:style-name="T5">left</text:span><text:span text:style-name="T4">(2)] e </text:span><text:span text:style-name="T5">A</text:span><text:span text:style-name="T4">[</text:span><text:span text:style-name="T5">right</text:span><text:span text:style-name="T4">(4)].</text:span></text:p>
      <text:p text:style-name="P2"><text:span text:style-name="T20"><text:tab/>R: </text:span></text:p>
      <text:p text:style-name="P2"><text:span text:style-name="T6"><text:tab/></text:span><text:span text:style-name="T24">static</text:span><text:span text:style-name="T23"> </text:span><text:span text:style-name="T24">int</text:span><text:span text:style-name="T23"> left (</text:span><text:span text:style-name="T24">int</text:span><text:span text:style-name="T23"> i) {</text:span></text:p>
      <text:p text:style-name="P12"><text:span text:style-name="T23"><text:tab/><text:tab/></text:span><text:span text:style-name="T24">return</text:span><text:span text:style-name="T23"> (i * 2) + 1;</text:span></text:p>
      <text:p text:style-name="P12"><text:span text:style-name="T23"><text:tab/>}</text:span></text:p>
      <text:p text:style-name="P13"><text:soft-page-break/></text:p>
      <text:p text:style-name="P12"><text:span text:style-name="T23"><text:tab/></text:span><text:span text:style-name="T24">static</text:span><text:span text:style-name="T23"> </text:span><text:span text:style-name="T24">int</text:span><text:span text:style-name="T23"> right (</text:span><text:span text:style-name="T24">int</text:span><text:span text:style-name="T23"> i) {</text:span></text:p>
      <text:p text:style-name="P12"><text:span text:style-name="T23"><text:tab/><text:tab/></text:span><text:span text:style-name="T24">return</text:span><text:span text:style-name="T23"> (i * 2) + 2;</text:span></text:p>
      <text:p text:style-name="P2"><text:span text:style-name="T23"><text:tab/>}</text:span></text:p>
      <text:p text:style-name="P6"/>
      <text:p text:style-name="P2"><text:span text:style-name="T20"><text:s text:c="2"/></text:span><text:span text:style-name="T21">Imprime A[left(2)] : 34</text:span></text:p>
      <text:p text:style-name="P12"><text:span text:style-name="T23"><text:s/>Imprime A[right(4)]: 62</text:span></text:p>
      <text:p text:style-name="P7"/>
      <text:p text:style-name="P6"/>
      <text:p text:style-name="P2"><text:span text:style-name="T3">Passo 5:</text:span><text:span text:style-name="T4"> O que faz exatamente a função </text:span><text:span text:style-name="T5">maxheapfy</text:span><text:span text:style-name="T4">?</text:span></text:p>
      <text:p text:style-name="P2"><text:span text:style-name="T20"><text:tab/>R: Transforma a sub-</text:span><text:span text:style-name="T25">árvore</text:span><text:span text:style-name="T20">(“i”) em um heap max. Se e somente se, a </text:span><text:span text:style-name="T25">subárvore</text:span><text:span text:style-name="T20"> </text:span><text:span text:style-name="T25">à</text:span><text:span text:style-name="T20"> esquerda e a sub-</text:span><text:span text:style-name="T25">árvore</text:span><text:span text:style-name="T20"> </text:span><text:span text:style-name="T25">à</text:span><text:span text:style-name="T20"> direita forem heap max. Porque o algoritmo apenas “</text:span><text:span text:style-name="T25">enxerga</text:span><text:span text:style-name="T20">” seus filhos, portanto, se o seu neto for maior que o nó, ele não </text:span><text:span text:style-name="T25">necessariamente</text:span><text:span text:style-name="T20"> vai entrar nessa sub </text:span><text:span text:style-name="T25">árvore</text:span><text:span text:style-name="T20">. Ex:</text:span></text:p>
      <text:p text:style-name="P7"/>
      <text:p text:style-name="P2"><text:span text:style-name="T20"><text:s text:c="11"/>1</text:span></text:p>
      <text:p text:style-name="P2"><text:span text:style-name="T20"><text:s text:c="4"/>3 <text:s text:c="10"/>4</text:span></text:p>
      <text:p text:style-name="P2"><text:span text:style-name="T20">4 <text:s text:c="4"/>1 <text:s text:c="3"/>3 <text:s text:c="4"/>2</text:span></text:p>
      <text:p text:style-name="P7"/>
      <text:p text:style-name="P2"><text:span text:style-name="T20">Após rodar o maxheapfy na posição 0.</text:span></text:p>
      <text:p text:style-name="P7"/>
      <text:p text:style-name="P2"><text:span text:style-name="T20"><text:s text:c="11"/>4</text:span></text:p>
      <text:p text:style-name="P2"><text:span text:style-name="T20"><text:s text:c="4"/>3 <text:s text:c="10"/>3</text:span></text:p>
      <text:p text:style-name="P2"><text:span text:style-name="T20">4 <text:s text:c="4"/>1 <text:s text:c="3"/>1 <text:s text:c="4"/>2</text:span></text:p>
      <text:p text:style-name="P7"><text:soft-page-break/></text:p>
      <text:p text:style-name="P2"><text:span text:style-name="T20">Ainda não é maxheap, pois A[3] &gt; A[1], o algoritmo não entrou no nó da posição 1 pois o maior valor era o A[2].</text:span></text:p>
      <text:p text:style-name="P6"/>
      <text:p text:style-name="P2"><text:span text:style-name="T3">Passo 6:</text:span><text:span text:style-name="T4"> Antes de imprimir o vetor, aplique o procedimento </text:span><text:span text:style-name="T5">maxheapfy</text:span><text:span text:style-name="T4"> ao índice 0 do vetor </text:span><text:span text:style-name="T5">A</text:span><text:span text:style-name="T4"> e escreva a saída do programa aqui. Houve modificação no vetor </text:span><text:span text:style-name="T5">A</text:span><text:span text:style-name="T4">? Por que isso aconteceu?</text:span></text:p>
      <text:p text:style-name="P2"/>
      <text:p text:style-name="P2"/>
      <text:p text:style-name="P2"><text:span text:style-name="T4"><text:tab/></text:span><text:span text:style-name="T20">R: Não houve modificação no vetor A, porque os valores dos filhos de A[0] são menores e a </text:span><text:span text:style-name="T25">recursão</text:span><text:span text:style-name="T20"> para.</text:span></text:p>
      <text:p text:style-name="P2"><text:span text:style-name="T21">Vetor A:</text:span></text:p>
      <text:p text:style-name="P12"><text:span text:style-name="T23"><text:s text:c="4"/>86 <text:s text:c="3"/>78 <text:s text:c="3"/>36 <text:s text:c="3"/>61 <text:s text:c="3"/>67 <text:s text:c="3"/>34 <text:s text:c="3"/>58 <text:s text:c="3"/>42 <text:s text:c="3"/>35 <text:s text:c="3"/>59 <text:s text:c="3"/>62 <text:s text:c="3"/>28 <text:s text:c="3"/>60 <text:s text:c="3"/>37 <text:s text:c="3"/>12</text:span></text:p>
      <text:p text:style-name="P13"/>
      <text:p text:style-name="P13"/>
      <text:p text:style-name="P12"><text:span text:style-name="T23"><text:s text:c="46"/>86 <text:s text:c="44"/></text:span></text:p>
      <text:p text:style-name="P12"><text:span text:style-name="T23"><text:s text:c="22"/>78 <text:s text:c="45"/>36 <text:s text:c="20"/></text:span></text:p>
      <text:p text:style-name="P12"><text:span text:style-name="T23"><text:s text:c="10"/>61 <text:s text:c="21"/>67 <text:s text:c="21"/>34 <text:s text:c="21"/>58 <text:s text:c="8"/></text:span></text:p>
      <text:p text:style-name="P2"><text:span text:style-name="T21"><text:s text:c="4"/>42 <text:s text:c="9"/>35 <text:s text:c="9"/>59 <text:s text:c="9"/>62 <text:s text:c="9"/>28 <text:s text:c="9"/>60 <text:s text:c="9"/>37 <text:s text:c="9"/>12</text:span></text:p>
      <text:p text:style-name="P2"><text:span text:style-name="T21"><text:s text:c="3"/></text:span></text:p>
      <text:p text:style-name="P2"><text:span text:style-name="T3">Passo 7:</text:span><text:span text:style-name="T4"> Antes de imprimir o vetor, aplique o procedimento </text:span><text:span text:style-name="T5">maxheapfy</text:span><text:span text:style-name="T4"> ao índice 2 do vetor </text:span><text:span text:style-name="T5">A</text:span><text:span text:style-name="T4"> e escreva a saída do programa aqui. O vetor </text:span><text:span text:style-name="T5">A</text:span><text:span text:style-name="T4"> passou a ser um </text:span><text:span text:style-name="T5">heap</text:span><text:span text:style-name="T4"> máximo? Por que isso aconteceu?</text:span></text:p>
      <text:p text:style-name="P2"><text:span text:style-name="T20"><text:tab/>R: Continua não sendo heap max, porque A[parent(12)] &lt; A[12], o algoritmo não foi feliz nessa execução porque as sub-</text:span><text:span text:style-name="T25">árvores</text:span><text:span text:style-name="T20"> filhas da posição 2, não são heap max. O algoritmo trocou os valores A[2] com o A[5], agora o i = m = 5, depois troca A[5] com A[12]. Ainda não é heap max porque o algoritmo não </text:span><text:span text:style-name="T25">enxergou</text:span><text:span text:style-name="T20"> o erro da posição 5 com o seu filho da direita.</text:span></text:p>
      <text:p text:style-name="P7"/>
      <text:p text:style-name="P2"><text:span text:style-name="T21">Vetor A:</text:span></text:p>
      <text:p text:style-name="P12"><text:span text:style-name="T23"><text:s text:c="4"/>86 <text:s text:c="3"/>78 <text:s text:c="3"/>58 <text:s text:c="3"/>61 <text:s text:c="3"/>67 <text:s text:c="3"/>34 <text:s text:c="3"/>37 <text:s text:c="3"/>42 <text:s text:c="3"/>35 <text:s text:c="3"/>59 <text:s text:c="3"/>62 <text:s text:c="3"/>28 <text:s text:c="3"/>60 <text:s text:c="3"/>36 <text:s text:c="3"/>12</text:span></text:p>
      <text:p text:style-name="P13"><text:soft-page-break/></text:p>
      <text:p text:style-name="P13"/>
      <text:p text:style-name="P12"><text:span text:style-name="T23"><text:s text:c="46"/>86 <text:s text:c="44"/></text:span></text:p>
      <text:p text:style-name="P12"><text:span text:style-name="T23"><text:s text:c="22"/>78 <text:s text:c="45"/>58 <text:s text:c="20"/></text:span></text:p>
      <text:p text:style-name="P12"><text:span text:style-name="T23"><text:s text:c="10"/>61 <text:s text:c="21"/>67 <text:s text:c="21"/>34 <text:s text:c="21"/>37 <text:s text:c="8"/></text:span></text:p>
      <text:p text:style-name="P2"><text:span text:style-name="T23"><text:s text:c="4"/>42 <text:s text:c="9"/>35 <text:s text:c="9"/>59 <text:s text:c="9"/>62 <text:s text:c="9"/>28 <text:s text:c="9"/>60 <text:s text:c="9"/>36 <text:s text:c="9"/>12</text:span><text:span text:style-name="T10"> <text:s text:c="2"/></text:span></text:p>
      <text:p text:style-name="P6"/>
      <text:p text:style-name="P2"><text:span text:style-name="T3">Passo 8:</text:span><text:span text:style-name="T4"> Antes de imprimir o vetor, aplique o procedimento </text:span><text:span text:style-name="T5">maxheapfy</text:span><text:span text:style-name="T4"> ao índice 2 do vetor </text:span><text:span text:style-name="T5">A</text:span><text:span text:style-name="T4"> e, em seguida, ao índice 5. O vetor </text:span><text:span text:style-name="T5">A</text:span><text:span text:style-name="T4"> passou a ser um </text:span><text:span text:style-name="T5">heap</text:span><text:span text:style-name="T4"> máximo? Por que isso aconteceu?</text:span></text:p>
      <text:p text:style-name="P2"><text:span text:style-name="T4"><text:tab/></text:span><text:span text:style-name="T20">R: Agora passou a ser um heap max, porque quando executou o maxheapfy(2) ficou somente faltando deixar a posição 5 como heap max. Que foi o que a instrução ma</text:span><text:span text:style-name="T25">x</text:span><text:span text:style-name="T20">heapfy(5) fez.</text:span></text:p>
      <text:p text:style-name="P2"><text:span text:style-name="T21">Vetor A:</text:span></text:p>
      <text:p text:style-name="P12"><text:span text:style-name="T23"><text:s text:c="4"/>86 <text:s text:c="3"/>78 <text:s text:c="3"/>58 <text:s text:c="3"/>61 <text:s text:c="3"/>67 <text:s text:c="3"/>60 <text:s text:c="3"/>37 <text:s text:c="3"/>42 <text:s text:c="3"/>35 <text:s text:c="3"/>59 <text:s text:c="3"/>62 <text:s text:c="3"/>28 <text:s text:c="3"/>34 <text:s text:c="3"/>36 <text:s text:c="3"/>12</text:span></text:p>
      <text:p text:style-name="P13"/>
      <text:p text:style-name="P13"/>
      <text:p text:style-name="P12"><text:span text:style-name="T23"><text:s text:c="46"/>86 <text:s text:c="44"/></text:span></text:p>
      <text:p text:style-name="P12"><text:span text:style-name="T23"><text:s text:c="22"/>78 <text:s text:c="45"/>58 <text:s text:c="20"/></text:span></text:p>
      <text:p text:style-name="P12"><text:span text:style-name="T23"><text:s text:c="10"/>61 <text:s text:c="21"/>67 <text:s text:c="21"/>60 <text:s text:c="21"/>37 <text:s text:c="8"/></text:span></text:p>
      <text:p text:style-name="P2"><text:span text:style-name="T23"><text:s text:c="4"/>42 <text:s text:c="9"/>35 <text:s text:c="9"/>59 <text:s text:c="9"/>62 <text:s text:c="9"/>28 <text:s text:c="9"/>34 <text:s text:c="9"/>36 <text:s text:c="9"/>12 <text:s text:c="2"/></text:span></text:p>
      <text:p text:style-name="P6"/>
      <text:p text:style-name="P2"><text:span text:style-name="T3">Passo 9:</text:span><text:span text:style-name="T4"> Antes de imprimir o vetor, aplique o procedimento </text:span><text:span text:style-name="T5">maxheapfy</text:span><text:span text:style-name="T4"> ao índice 5 do vetor </text:span><text:span text:style-name="T5">A</text:span><text:span text:style-name="T4"> e, em seguida, ao índice 2. O vetor </text:span><text:span text:style-name="T5">A</text:span><text:span text:style-name="T4"> passou a ser um </text:span><text:span text:style-name="T5">heap</text:span><text:span text:style-name="T4"> máximo? Por que isso aconteceu?</text:span></text:p>
      <text:p text:style-name="P16"><text:span text:style-name="T25">R: Passou a ser um maxheap sim, porque o nó 2 só precisava que o seu filho a esquerda fosse maxheap, já que o da direita já era um maxheap. Porém, se fizesse maxheapfy(5), o nó 2 ainda não seria maxheap, pois o seu valor seria menor que o valor do seu filho a esquerda. Então, aplicando o maxheapfy(2), sendo as duas sub-árvores filhas maxheap, o vetor passou a ser um maxheap.</text:span></text:p>
      <text:p text:style-name="P14"><text:span text:style-name="T26">Vetor A:</text:span></text:p>
      <text:p text:style-name="P15"><text:soft-page-break/><text:span text:style-name="T23">86 <text:s text:c="3"/>78 <text:s text:c="3"/>60 <text:s text:c="3"/>61 <text:s text:c="3"/>67 <text:s text:c="3"/>36 <text:s text:c="3"/>58 <text:s text:c="3"/>42 <text:s text:c="3"/>35 <text:s text:c="3"/>59 <text:s text:c="3"/>62 <text:s text:c="3"/>28 <text:s text:c="3"/>34 <text:s text:c="3"/>37 <text:s text:c="3"/>12</text:span></text:p>
      <text:p text:style-name="P17"/>
      <text:p text:style-name="P1"><text:span text:style-name="T23"><text:s text:c="46"/>86 <text:s text:c="44"/></text:span></text:p>
      <text:p text:style-name="P1"><text:span text:style-name="T23"><text:s text:c="22"/>78 <text:s text:c="45"/>60 <text:s text:c="20"/></text:span></text:p>
      <text:p text:style-name="P1"><text:span text:style-name="T23"><text:s text:c="10"/>61 <text:s text:c="21"/>67 <text:s text:c="21"/>36 <text:s text:c="21"/>58 <text:s text:c="8"/></text:span></text:p>
      <text:p text:style-name="P2"><text:span text:style-name="T23"><text:s text:c="4"/>42 <text:s text:c="9"/>35 <text:s text:c="9"/>59 <text:s text:c="9"/>62 <text:s text:c="9"/>28 <text:s text:c="9"/>34 <text:s text:c="9"/>37 <text:s text:c="9"/>12 <text:s/></text:span></text:p>
      <text:p text:style-name="P17"/>
      <text:p text:style-name="P18"/>
      <text:p text:style-name="P18"/>
      <text:p text:style-name="P6"/>
      <text:p text:style-name="P2"><text:span text:style-name="T3">Passo 10:</text:span><text:span text:style-name="T4"> Crie um vetor </text:span><text:span text:style-name="T5">B</text:span><text:span text:style-name="T4"> aleatório, imprima cada um de seus elementos e sua representação em </text:span><text:span text:style-name="T5">heap</text:span><text:span text:style-name="T4"> (Obs.: código comentado no método </text:span><text:span text:style-name="T5">main</text:span><text:span text:style-name="T4">). O vetor </text:span><text:span text:style-name="T5">B</text:span><text:span text:style-name="T4"> é um </text:span><text:span text:style-name="T5">heap</text:span><text:span text:style-name="T4"> máximo?</text:span></text:p>
      <text:p text:style-name="P2"><text:tab/><text:span text:style-name="T25">R: Não é um heap max, pois já no primeiro nó, 132 e 43 são maiores do que 5.</text:span></text:p>
      <text:p text:style-name="P2"><text:span text:style-name="T25">Maxheap: A[parent(i)] &gt;= A[i]</text:span></text:p>
      <text:p text:style-name="P2"><text:span text:style-name="T25"><text:s text:c="17"/>A[parent(1)] &gt;= A[1]</text:span></text:p>
      <text:p text:style-name="P2"><text:span text:style-name="T25"><text:tab/> <text:s text:c="4"/>A[0] &gt;= A[1]</text:span></text:p>
      <text:p text:style-name="P2"><text:span text:style-name="T25"><text:tab/> <text:s text:c="4"/>5 &gt;= 132 .:. falso</text:span></text:p>
      <text:p text:style-name="P2"/>
      <text:p text:style-name="P2"/>
      <text:p text:style-name="P2"/>
      <text:p text:style-name="P1"><text:span text:style-name="T25">Vetor B:</text:span></text:p>
      <text:p text:style-name="P1"><text:span text:style-name="T25"><text:s/><text:tab/></text:span><text:span text:style-name="T23">5 <text:s text:c="3"/>132 <text:s text:c="3"/>43 <text:s text:c="3"/>111 <text:s text:c="3"/>140 <text:s text:c="3"/>98 <text:s text:c="3"/>54 <text:s text:c="3"/>3 <text:s text:c="3"/>67 <text:s text:c="3"/>89 <text:s text:c="3"/>54 <text:s text:c="3"/>117 <text:s text:c="3"/>23 <text:s text:c="3"/>72 <text:s text:c="3"/>37</text:span></text:p>
      <text:p text:style-name="P9"><text:soft-page-break/></text:p>
      <text:p text:style-name="P17"/>
      <text:p text:style-name="P1"><text:span text:style-name="T23"><text:s text:c="46"/>5 <text:s text:c="44"/></text:span></text:p>
      <text:p text:style-name="P1"><text:span text:style-name="T23"><text:s text:c="22"/>132 <text:s text:c="45"/>43 <text:s text:c="20"/></text:span></text:p>
      <text:p text:style-name="P1"><text:span text:style-name="T23"><text:s text:c="10"/>111 <text:s text:c="21"/>140 <text:s text:c="21"/>98 <text:s text:c="21"/>54 <text:s text:c="8"/></text:span></text:p>
      <text:p text:style-name="P2"><text:span text:style-name="T23"><text:s text:c="4"/>3 <text:s text:c="11"/>67 <text:s text:c="9"/>89 <text:s text:c="9"/>54 <text:s text:c="9"/>117 <text:s text:c="9"/>23 <text:s text:c="9"/>72 <text:s text:c="9"/>37 <text:s/></text:span></text:p>
      <text:p text:style-name="P2"/>
      <text:p text:style-name="P6"/>
      <text:p text:style-name="P2"><text:span text:style-name="T3">Passo 11:</text:span><text:span text:style-name="T4"> Implemente o procedimento </text:span><text:span text:style-name="T5">buildmaxheap</text:span><text:span text:style-name="T4"> que, dado um vetor qualquer, reorganiza os elementos do vetor para que ele possua a propriedade de </text:span><text:span text:style-name="T5">maxheap</text:span><text:span text:style-name="T4">. Dica: chame o procedimento </text:span><text:span text:style-name="T5">maxheapfy</text:span><text:span text:style-name="T4"> para cada elemento do vetor em ordem inversa, ou seja, do índice </text:span><text:span text:style-name="T5">n</text:span><text:span text:style-name="T4">-1 até 0, onde </text:span><text:span text:style-name="T5">n</text:span><text:span text:style-name="T4"> é o tamanho do vetor.</text:span></text:p>
      <text:p text:style-name="P2"><text:span text:style-name="T27">// Porque executar maxheapfy para os folhas? Poderia fazer</text:span></text:p>
      <text:p text:style-name="P2"><text:span text:style-name="T27">// int indexOndeComecaFolhas = (V.length / 2) + (V.length % 2) + 1;</text:span></text:p>
      <text:p text:style-name="P2"><text:span text:style-name="T27">// for (int i = indexOndeComecaFolhas - 1; i &gt;= 0; i--)</text:span></text:p>
      <text:p text:style-name="P2"><text:span text:style-name="T28">for </text:span><text:span text:style-name="T29">(</text:span><text:span text:style-name="T28">int </text:span><text:span text:style-name="T29">i = V.</text:span><text:span text:style-name="T28">length </text:span><text:span text:style-name="T29">- 1; i &gt;= 0; i--) {</text:span></text:p>
      <text:p text:style-name="P2"><text:span text:style-name="T29"><text:s text:c="2"/></text:span><text:span text:style-name="T27">maxheapfy</text:span><text:span text:style-name="T29">(V, i);</text:span></text:p>
      <text:p text:style-name="P2"><text:span text:style-name="T29">}</text:span></text:p>
      <text:p text:style-name="P2"/>
      <text:p text:style-name="P6"/>
      <text:p text:style-name="P2"><text:span text:style-name="T3">Passo 12:</text:span><text:span text:style-name="T4"> Crie um vetor </text:span><text:span text:style-name="T5">B</text:span><text:span text:style-name="T4"> aleatório, aplique o procedimento </text:span><text:span text:style-name="T5">buildmaxheap</text:span><text:span text:style-name="T4">, imprima cada um de seus elementos e sua representação em </text:span><text:span text:style-name="T5">heap</text:span><text:span text:style-name="T4">. O vetor </text:span><text:span text:style-name="T5">B</text:span><text:span text:style-name="T4"> é um </text:span><text:span text:style-name="T5">heap</text:span><text:span text:style-name="T4"> máximo?</text:span></text:p>
      <text:p text:style-name="P1"><text:span text:style-name="T25">R: É um maxheap sim, pois todo nó obedece a propriedade A[parent(i)] &gt;= A[i]</text:span></text:p>
      <text:p text:style-name="P8"/>
      <text:p text:style-name="P1"><text:span text:style-name="T25">Vetor B:</text:span></text:p>
      <text:p text:style-name="P1"><text:soft-page-break/><text:span text:style-name="T25"><text:s/><text:tab/></text:span><text:span text:style-name="T23">30 <text:s text:c="3"/>37 <text:s text:c="3"/>40 <text:s text:c="3"/>125 <text:s text:c="3"/>131 <text:s text:c="3"/>60 <text:s text:c="3"/>21 <text:s text:c="3"/>42 <text:s text:c="3"/>35 <text:s text:c="3"/>133 <text:s text:c="3"/>121 <text:s text:c="3"/>31 <text:s text:c="3"/>4 <text:s text:c="3"/>19 <text:s text:c="3"/>46 85</text:span></text:p>
      <text:p text:style-name="P9"/>
      <text:p text:style-name="P17"/>
      <text:p text:style-name="P1"><text:span text:style-name="T23"><text:s text:c="46"/>30 <text:s text:c="44"/></text:span></text:p>
      <text:p text:style-name="P1"><text:span text:style-name="T23"><text:s text:c="22"/>37 <text:s text:c="45"/>40 <text:s text:c="20"/></text:span></text:p>
      <text:p text:style-name="P1"><text:span text:style-name="T23"><text:s text:c="10"/>125 <text:s text:c="21"/>131 <text:s text:c="21"/>60 <text:s text:c="21"/>21 <text:s text:c="8"/></text:span></text:p>
      <text:p text:style-name="P2"><text:span text:style-name="T23"><text:s text:c="4"/>42 <text:s text:c="11"/>35 <text:s text:c="9"/>133 <text:s text:c="9"/>121 <text:s text:c="9"/>31 <text:s text:c="9"/>4 <text:s text:c="9"/>19 <text:s text:c="9"/>46 <text:s/></text:span></text:p>
      <text:p text:style-name="P2">85</text:p>
      <text:p text:style-name="P2"><text:span text:style-name="T3">Passo 13:</text:span><text:span text:style-name="T4"> É necessário aplicar o procedimento </text:span><text:span text:style-name="T5">maxheapfy</text:span><text:span text:style-name="T4"> aos nós folhas do </text:span><text:span text:style-name="T5">heap</text:span><text:span text:style-name="T4">? Modifique o procedimento </text:span><text:span text:style-name="T5">buildmaxheap</text:span><text:span text:style-name="T4"> para aplicar o procedimento </text:span><text:span text:style-name="T5">maxheapfy</text:span><text:span text:style-name="T4"> apenas aos nós internos do </text:span><text:span text:style-name="T5">heap</text:span><text:span text:style-name="T4">. O novo procedimento é assintoticamente mais eficiente? Justifique sua resposta.</text:span></text:p>
      <text:p text:style-name="P2"/>
      <text:p text:style-name="P2"><text:span text:style-name="T25">R: Não é necessário aplicar o maxheapfy aos nós folhas, pois eles são triviais, já são maxheap. Ele é assintoticamente igual, pois os dois são Teta(n), abstraindo o maxheapfy.</text:span></text:p>
      <text:p text:style-name="P9"/>
      <text:p text:style-name="P2"><text:span text:style-name="T25">Como foi perguntado lá em cima, segue implementação:</text:span></text:p>
      <text:p text:style-name="P2"><text:span text:style-name="T27">int indexOndeComecaFolhas = (V.length / 2) + (V.length % 2) + 1;</text:span></text:p>
      <text:p text:style-name="P2"><text:span text:style-name="T28">for </text:span><text:span text:style-name="T29">(</text:span><text:span text:style-name="T28">int </text:span><text:span text:style-name="T29">i = </text:span><text:span text:style-name="T27">indexOndeComecaFolhas </text:span><text:span text:style-name="T28"><text:s/></text:span><text:span text:style-name="T29">- 1; i &gt;= 0; i--) {</text:span></text:p>
      <text:p text:style-name="P2"><text:span text:style-name="T29"><text:s text:c="2"/></text:span><text:span text:style-name="T27">maxheapfy</text:span><text:span text:style-name="T29">(V, i);</text:span></text:p>
      <text:p text:style-name="P2"><text:span text:style-name="T29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Garamond1" svg:font-family="Garamond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language="pt" fo:country="BR" fo:font-style="normal" style:text-underline-style="none" fo:font-weight="normal" style:letter-kerning="true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Times New Roman" fo:font-size="12pt" fo:language="pt" fo:country="BR" fo:font-style="normal" style:text-underline-style="none" fo:font-weight="normal" style:letter-kerning="true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3in" fo:margin-right="0in" fo:margin-top="0in" fo:margin-bottom="0in" loext:contextual-spacing="false" fo:text-indent="-0.3in" style:auto-text-indent="false" fo:keep-with-next="always"/>
      <style:text-properties style:font-name="Garamond" fo:font-family="Garamond" style:font-family-generic="roman" style:font-pitch="variable" style:text-underline-style="solid" style:text-underline-width="auto" style:text-underline-color="font-color" style:font-name-asian="Garamond1" style:font-family-asian="Garamond" style:font-family-generic-asian="system" style:font-pitch-asian="variable" style:font-name-complex="Garamond1" style:font-family-complex="Garamond" style:font-family-generic-complex="system" style:font-pitch-complex="variable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in" fo:margin-bottom="0in" loext:contextual-spacing="false" fo:text-indent="-0.4in" style:auto-text-indent="false" fo:keep-with-next="always"/>
      <style:text-properties fo:font-size="24pt" fo:font-weight="bold" style:font-size-asian="24pt" style:font-weight-asian="bold" style:font-size-complex="2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1665in" fo:margin-bottom="0.0835in" loext:contextual-spacing="false" fo:line-height="100%" fo:keep-with-next="always"/>
      <style:text-properties style:font-name="Arial" fo:font-family="Arial" style:font-family-generic="roman" style:font-pitch="variable" fo:font-size="14pt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Subtitle" style:family="paragraph" style:parent-style-name="normal" style:next-style-name="Standard" style:default-outline-level="" style:class="chapter">
      <style:paragraph-properties fo:margin-top="0.1665in" fo:margin-bottom="0.0835in" loext:contextual-spacing="false" fo:line-height="100%" fo:text-align="center" style:justify-single-word="false" fo:keep-with-next="always"/>
      <style:text-properties style:font-name="Arial" fo:font-family="Arial" style:font-family-generic="roman" style:font-pitch="variable" fo:font-size="14pt" fo:font-style="italic" style:font-name-asian="Arial1" style:font-family-asian="Arial" style:font-family-generic-asian="system" style:font-pitch-asian="variable" style:font-size-asian="14pt" style:font-style-asian="italic" style:font-name-complex="Arial1" style:font-family-complex="Arial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154in" fo:margin-bottom="0.5118in" fo:margin-left="0.198in" fo:margin-right="0.198in" style:writing-mode="lr-tb" style:layout-grid-color="#c0c0c0" style:layout-grid-lines="27599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2" meta:paragraph-count="192" meta:word-count="1454" meta:character-count="10123" meta:non-whitespace-character-count="5925"/>
    <meta:generator>LibreOfficeDev/5.1.0.3$Linux_X86_64 LibreOffice_project/</meta:generator>
  </office:meta>
</office:document-meta>
</file>